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style:text-underline-style="none" fo:font-weight="normal" officeooo:rsid="002109a9" officeooo:paragraph-rsid="002109a9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fo:font-size="12pt" style:text-underline-style="none" fo:font-weight="normal" officeooo:rsid="0023792e" officeooo:paragraph-rsid="0023792e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style:text-underline-style="none" fo:font-weight="normal" officeooo:rsid="00237de8" officeooo:paragraph-rsid="00237de8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fbe29" officeooo:paragraph-rsid="001fbe29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fo:font-size="14pt" style:text-underline-style="none" fo:font-weight="normal" officeooo:rsid="001fbe29" officeooo:paragraph-rsid="001fbe29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style:text-underline-style="none" fo:font-weight="normal" officeooo:rsid="0023792e" officeooo:paragraph-rsid="0023792e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1fbe29" officeooo:paragraph-rsid="001fbe29" style:font-size-asian="12.25pt" style:font-weight-asian="normal" style:font-size-complex="14pt" style:font-weight-complex="normal"/>
    </style:style>
    <style:style style:name="P8" style:family="paragraph" style:parent-style-name="Footer">
      <style:text-properties officeooo:rsid="001911b9" officeooo:paragraph-rsid="001fbe29"/>
    </style:style>
    <style:style style:name="T1" style:family="text">
      <style:text-properties officeooo:rsid="001fbe29"/>
    </style:style>
    <style:style style:name="T2" style:family="text">
      <style:text-properties officeooo:rsid="002379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haltsverzeichnis:</text:p>
      <text:p text:style-name="P7"><text:tab/><text:tab/><text:tab/><text:tab/><text:tab/><text:tab/><text:tab/><text:tab/><text:tab/><text:tab/><text:tab/><text:tab/><text:span text:style-name="T2">Seite</text:span></text:p>
      <text:list xml:id="list133941849" text:style-name="L1">
        <text:list-item>
          <text:p text:style-name="P5">Einführung</text:p>
          <text:list>
            <text:list-item>
              <text:p text:style-name="P1">Motivation</text:p>
            </text:list-item>
            <text:list-item>
              <text:p text:style-name="P1">Was ist „Advance Wars 2: <text:span text:style-name="T2">Blackhole Rising</text:span>“?</text:p>
            </text:list-item>
            <text:list-item>
              <text:p text:style-name="P1">Zielstellung</text:p>
            </text:list-item>
          </text:list>
        </text:list-item>
        <text:list-item>
          <text:p text:style-name="P6">Bearbeitung</text:p>
          <text:list>
            <text:list-item>
              <text:p text:style-name="P2">Spielregeln</text:p>
              <text:list>
                <text:list-item>
                  <text:p text:style-name="P2">Spielziel</text:p>
                </text:list-item>
                <text:list-item>
                  <text:p text:style-name="P2">So wird gespielt</text:p>
                </text:list-item>
                <text:list-item>
                  <text:p text:style-name="P2">Ressourcen</text:p>
                </text:list-item>
                <text:list-item>
                  <text:p text:style-name="P2">Bewegung der Einheiten</text:p>
                </text:list-item>
                <text:list-item>
                  <text:p text:style-name="P2">Die Einheiten</text:p>
                  <text:list>
                    <text:list-item>
                      <text:p text:style-name="P2">Bodeneinheiten</text:p>
                    </text:list-item>
                    <text:list-item>
                      <text:p text:style-name="P2">Lufteinheiten</text:p>
                    </text:list-item>
                    <text:list-item>
                      <text:p text:style-name="P2">Seeeinheiten</text:p>
                    </text:list-item>
                  </text:list>
                </text:list-item>
                <text:list-item>
                  <text:p text:style-name="P2">Der Kampf</text:p>
                </text:list-item>
                <text:list-item>
                  <text:p text:style-name="P2">Weitere Mechaniken</text:p>
                  <text:list>
                    <text:list-item>
                      <text:p text:style-name="P2">Gebäude einnehmen</text:p>
                    </text:list-item>
                    <text:list-item>
                      <text:p text:style-name="P2">Einheiten produzieren</text:p>
                    </text:list-item>
                    <text:list-item>
                      <text:p text:style-name="P2">Sprit</text:p>
                    </text:list-item>
                    <text:list-item>
                      <text:p text:style-name="P2">Munition</text:p>
                    </text:list-item>
                    <text:list-item>
                      <text:p text:style-name="P2">Versorgung</text:p>
                    </text:list-item>
                    <text:list-item>
                      <text:p text:style-name="P2">Zusammenlegen von Einheiten</text:p>
                    </text:list-item>
                    <text:list-item>
                      <text:p text:style-name="P2">Heilung</text:p>
                    </text:list-item>
                    <text:list-item>
                      <text:p text:style-name="P3">Generäle</text:p>
                    </text:list-item>
                    <text:list-item>
                      <text:p text:style-name="P3">Spezialfähigkeiten</text:p>
                    </text:list-item>
                  </text:list>
                </text:list-item>
              </text:list>
            </text:list-item>
            <text:list-item>
              <text:p text:style-name="P2">Der Plan</text:p>
            </text:list-item>
            <text:list-item>
              <text:p text:style-name="P2"/>
            </text:list-item>
          </text:list>
        </text:list-item>
        <text:list-item>
          <text:p text:style-name="P6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11b9" officeooo:paragraph-rsid="001fbe29"/>
    </style:style>
    <style:style style:name="MT1" style:family="text">
      <style:text-properties officeooo:rsid="001fbe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Bachelorarbeit – Till Roßberg – K.I. für ein rundenbasiertes Strategiespiel<text:tab/><text:span text:style-name="MT1">Seite 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0:32:15.074000000</meta:creation-date>
    <meta:generator>LibreOffice/5.3.6.1$Windows_x86 LibreOffice_project/686f202eff87ef707079aeb7f485847613344eb7</meta:generator>
    <dc:date>2019-08-15T23:57:11.949000000</dc:date>
    <meta:editing-duration>PT2H16M25S</meta:editing-duration>
    <meta:editing-cycles>3</meta:editing-cycles>
    <meta:document-statistic meta:table-count="0" meta:image-count="0" meta:object-count="0" meta:page-count="3" meta:paragraph-count="31" meta:word-count="84" meta:character-count="537" meta:non-whitespace-character-count="496"/>
  </office:meta>
</office:document-meta>
</file>